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477c" officeooo:paragraph-rsid="000b477c"/>
    </style:style>
    <style:style style:name="P2" style:family="paragraph" style:parent-style-name="Standard">
      <style:paragraph-properties fo:line-height="115%"/>
      <style:text-properties fo:font-size="10pt" officeooo:rsid="000b477c" officeooo:paragraph-rsid="00120328" style:font-size-asian="10pt" style:font-size-complex="10pt"/>
    </style:style>
    <style:style style:name="P3" style:family="paragraph" style:parent-style-name="Standard">
      <style:paragraph-properties fo:line-height="115%"/>
      <style:text-properties fo:font-size="9pt" style:font-size-asian="9pt" style:font-size-complex="9pt"/>
    </style:style>
    <style:style style:name="P4" style:family="paragraph" style:parent-style-name="Standard">
      <style:paragraph-properties fo:line-height="115%"/>
      <style:text-properties fo:font-size="9pt" officeooo:paragraph-rsid="000be298" style:font-size-asian="9pt" style:font-size-complex="9pt"/>
    </style:style>
    <style:style style:name="P5" style:family="paragraph" style:parent-style-name="Standard">
      <style:paragraph-properties fo:line-height="115%"/>
      <style:text-properties fo:font-size="9pt" officeooo:rsid="000b477c" officeooo:paragraph-rsid="000b477c" style:font-size-asian="9pt" style:font-size-complex="9pt"/>
    </style:style>
    <style:style style:name="P6" style:family="paragraph" style:parent-style-name="Standard">
      <style:paragraph-properties fo:line-height="115%"/>
      <style:text-properties fo:font-size="9pt" officeooo:rsid="000be298" officeooo:paragraph-rsid="000be298" style:font-size-asian="9pt" style:font-size-complex="9pt"/>
    </style:style>
    <style:style style:name="P7" style:family="paragraph" style:parent-style-name="Standard">
      <style:paragraph-properties fo:line-height="115%"/>
      <style:text-properties fo:font-size="9pt" officeooo:rsid="000bf64b" officeooo:paragraph-rsid="000bf64b" style:font-size-asian="9pt" style:font-size-complex="9pt"/>
    </style:style>
    <style:style style:name="P8" style:family="paragraph" style:parent-style-name="Standard">
      <style:paragraph-properties fo:line-height="115%"/>
      <style:text-properties fo:font-size="9pt" officeooo:rsid="000d76df" officeooo:paragraph-rsid="000d76df" style:font-size-asian="9pt" style:font-size-complex="9pt"/>
    </style:style>
    <style:style style:name="P9" style:family="paragraph" style:parent-style-name="Standard">
      <style:paragraph-properties fo:line-height="115%"/>
      <style:text-properties fo:font-size="9pt" officeooo:rsid="000f2843" officeooo:paragraph-rsid="000f2843" style:font-size-asian="9pt" style:font-size-complex="9pt"/>
    </style:style>
    <style:style style:name="P10" style:family="paragraph" style:parent-style-name="Standard">
      <style:paragraph-properties fo:line-height="115%"/>
      <style:text-properties fo:font-size="9pt" officeooo:rsid="000f713d" officeooo:paragraph-rsid="000f713d" style:font-size-asian="9pt" style:font-size-complex="9pt"/>
    </style:style>
    <style:style style:name="P11" style:family="paragraph" style:parent-style-name="Standard">
      <style:paragraph-properties fo:line-height="115%"/>
      <style:text-properties fo:font-size="9pt" officeooo:rsid="000f713d" officeooo:paragraph-rsid="00101088" style:font-size-asian="9pt" style:font-size-complex="9pt"/>
    </style:style>
    <style:style style:name="P12" style:family="paragraph" style:parent-style-name="Standard">
      <style:paragraph-properties fo:line-height="115%"/>
      <style:text-properties fo:font-size="9pt" officeooo:rsid="00101088" officeooo:paragraph-rsid="00101088" style:font-size-asian="9pt" style:font-size-complex="9pt"/>
    </style:style>
    <style:style style:name="P13" style:family="paragraph" style:parent-style-name="Standard" style:list-style-name="L1">
      <style:paragraph-properties fo:line-height="115%"/>
      <style:text-properties fo:font-size="9pt" style:font-size-asian="9pt" style:font-size-complex="9pt"/>
    </style:style>
    <style:style style:name="P14" style:family="paragraph" style:parent-style-name="Standard" style:list-style-name="L1">
      <style:paragraph-properties fo:line-height="115%"/>
      <style:text-properties fo:font-size="9pt" officeooo:paragraph-rsid="000b477c" style:font-size-asian="9pt" style:font-size-complex="9pt"/>
    </style:style>
    <style:style style:name="P15" style:family="paragraph" style:parent-style-name="Standard" style:list-style-name="L1">
      <style:paragraph-properties fo:line-height="115%"/>
      <style:text-properties fo:font-size="9pt" officeooo:rsid="000b477c" officeooo:paragraph-rsid="000b477c" style:font-size-asian="9pt" style:font-size-complex="9pt"/>
    </style:style>
    <style:style style:name="P16" style:family="paragraph" style:parent-style-name="Standard" style:list-style-name="L1">
      <style:paragraph-properties fo:line-height="115%"/>
      <style:text-properties fo:font-size="9pt" officeooo:rsid="000be298" officeooo:paragraph-rsid="000be298" style:font-size-asian="9pt" style:font-size-complex="9pt"/>
    </style:style>
    <style:style style:name="P17" style:family="paragraph" style:parent-style-name="Standard" style:list-style-name="L1">
      <style:paragraph-properties fo:line-height="115%"/>
      <style:text-properties fo:font-size="9pt" officeooo:rsid="000bf64b" officeooo:paragraph-rsid="000bf64b" style:font-size-asian="9pt" style:font-size-complex="9pt"/>
    </style:style>
    <style:style style:name="P18" style:family="paragraph" style:parent-style-name="Standard" style:list-style-name="L1">
      <style:paragraph-properties fo:line-height="115%"/>
      <style:text-properties fo:font-size="9pt" officeooo:rsid="000d76df" officeooo:paragraph-rsid="000d76df" style:font-size-asian="9pt" style:font-size-complex="9pt"/>
    </style:style>
    <style:style style:name="P19" style:family="paragraph" style:parent-style-name="Standard" style:list-style-name="L1">
      <style:paragraph-properties fo:line-height="115%"/>
      <style:text-properties fo:font-size="9pt" officeooo:rsid="000f2843" officeooo:paragraph-rsid="000f2843" style:font-size-asian="9pt" style:font-size-complex="9pt"/>
    </style:style>
    <style:style style:name="P20" style:family="paragraph" style:parent-style-name="Standard" style:list-style-name="L1">
      <style:paragraph-properties fo:line-height="115%"/>
      <style:text-properties fo:font-size="9pt" officeooo:rsid="000f713d" officeooo:paragraph-rsid="000f713d" style:font-size-asian="9pt" style:font-size-complex="9pt"/>
    </style:style>
    <style:style style:name="P21" style:family="paragraph" style:parent-style-name="Standard" style:list-style-name="L1">
      <style:paragraph-properties fo:line-height="115%"/>
      <style:text-properties fo:font-size="9pt" officeooo:rsid="00101088" officeooo:paragraph-rsid="00101088" style:font-size-asian="9pt" style:font-size-complex="9pt"/>
    </style:style>
    <style:style style:name="P22" style:family="paragraph" style:list-style-name="L2"/>
    <style:style style:name="T1" style:family="text">
      <style:text-properties officeooo:rsid="000b477c"/>
    </style:style>
    <style:style style:name="T2" style:family="text">
      <style:text-properties officeooo:rsid="000be298"/>
    </style:style>
    <style:style style:name="T3" style:family="text">
      <style:text-properties style:text-underline-style="solid" style:text-underline-width="auto" style:text-underline-color="font-color" officeooo:rsid="000be298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span text:style-name="T1">Questions</text:span>: </text:p>
        <text:list xml:id="list2836828834" text:style-name="L1">
          <text:list-item>
            <text:p text:style-name="P13">An expression using the greater-than, less-than, greater-than-or-equal to, less-than-or-equal-to, equal, or not-equal to operator is called a(n) __________ expression.</text:p>
            <text:list>
              <text:list-item>
                <text:p text:style-name="P15"><text:span text:style-name="T2">r</text:span>elational </text:p>
              </text:list-item>
              <text:list-item>
                <text:p text:style-name="P15"><text:span text:style-name="T2">l</text:span>ogical</text:p>
              </text:list-item>
              <text:list-item>
                <text:p text:style-name="P15"><text:span text:style-name="T2">r</text:span>ational </text:p>
              </text:list-item>
              <text:list-item>
                <text:p text:style-name="P15">None of the above</text:p>
              </text:list-item>
            </text:list>
          </text:list-item>
        </text:list>
        <text:p text:style-name="P5"/>
        <text:list xml:id="list20540584476997" text:continue-numbering="true" text:style-name="L1">
          <text:list-item>
            <text:p text:style-name="P13">A relational expression is either __________ or __________.</text:p>
            <text:list>
              <text:list-item>
                <text:p text:style-name="P16">boolean or expression</text:p>
              </text:list-item>
              <text:list-item>
                <text:p text:style-name="P16">true or false </text:p>
              </text:list-item>
              <text:list-item>
                <text:p text:style-name="P16">logical or rational </text:p>
              </text:list-item>
              <text:list-item>
                <text:p text:style-name="P16">All of the above</text:p>
              </text:list-item>
            </text:list>
          </text:list-item>
        </text:list>
        <text:p text:style-name="P6"/>
        <text:list xml:id="list20539634528078" text:continue-numbering="true" text:style-name="L1">
          <text:list-item>
            <text:p text:style-name="P13">The if statement regards an expression with the value 0 as __________.</text:p>
            <text:list>
              <text:list-item>
                <text:p text:style-name="P16">zero</text:p>
              </text:list-item>
              <text:list-item>
                <text:p text:style-name="P16">false </text:p>
              </text:list-item>
              <text:list-item>
                <text:p text:style-name="P16">true</text:p>
              </text:list-item>
              <text:list-item>
                <text:p text:style-name="P16">None of the above</text:p>
              </text:list-item>
            </text:list>
          </text:list-item>
        </text:list>
        <text:p text:style-name="P6"/>
        <text:list xml:id="list20541229199090" text:continue-numbering="true" text:style-name="L1">
          <text:list-item>
            <text:p text:style-name="P13">The if statement regards an expression with a nonzero value as <text:span text:style-name="T3">true</text:span>.</text:p>
            <text:list>
              <text:list-item>
                <text:p text:style-name="P16">True </text:p>
              </text:list-item>
              <text:list-item>
                <text:p text:style-name="P16">False</text:p>
              </text:list-item>
            </text:list>
          </text:list-item>
        </text:list>
        <text:p text:style-name="P6"/>
        <text:list xml:id="list20540127346094" text:continue-numbering="true" text:style-name="L1">
          <text:list-item>
            <text:p text:style-name="P13">For an if statement to conditionally execute a group of statements, the statements must be enclosed in a set of __________.</text:p>
            <text:list>
              <text:list-item>
                <text:p text:style-name="P16">parentheses ( )</text:p>
              </text:list-item>
              <text:list-item>
                <text:p text:style-name="P16">double quotes “ ”</text:p>
              </text:list-item>
              <text:list-item>
                <text:p text:style-name="P16">single quotes ‘ ’</text:p>
              </text:list-item>
              <text:list-item>
                <text:p text:style-name="P16">braces { }</text:p>
              </text:list-item>
            </text:list>
          </text:list-item>
        </text:list>
        <text:p text:style-name="P4"/>
        <text:list xml:id="list20540480626050" text:continue-numbering="true" text:style-name="L1">
          <text:list-item>
            <text:p text:style-name="P13">The trailing else in an if/else if statement has a similar purpose as the __________section of a switch statement.</text:p>
            <text:list>
              <text:list-item>
                <text:p text:style-name="P17">case <text:s/></text:p>
              </text:list-item>
              <text:list-item>
                <text:p text:style-name="P17">break;</text:p>
              </text:list-item>
              <text:list-item>
                <text:p text:style-name="P17">default</text:p>
              </text:list-item>
              <text:list-item>
                <text:p text:style-name="P17">None of the above</text:p>
              </text:list-item>
            </text:list>
          </text:list-item>
        </text:list>
        <text:p text:style-name="P7"/>
        <text:list xml:id="list20540979869586" text:continue-numbering="true" text:style-name="L1">
          <text:list-item>
            <text:p text:style-name="P13">The if/else if statement is actually a form of the __________ if statement.</text:p>
            <text:list>
              <text:list-item>
                <text:p text:style-name="P18">nested </text:p>
              </text:list-item>
              <text:list-item>
                <text:p text:style-name="P18">expanded</text:p>
              </text:list-item>
              <text:list-item>
                <text:p text:style-name="P18">conditional </text:p>
              </text:list-item>
              <text:list-item>
                <text:p text:style-name="P18">All of the above</text:p>
              </text:list-item>
            </text:list>
          </text:list-item>
        </text:list>
        <text:p text:style-name="P8"/>
        <text:list xml:id="list20540708000222" text:continue-numbering="true" text:style-name="L1">
          <text:list-item>
            <text:p text:style-name="P13">The __________ logical operator has higher precedence than the other logical operators.</text:p>
            <text:list>
              <text:list-item>
                <text:p text:style-name="P18">| | </text:p>
              </text:list-item>
              <text:list-item>
                <text:p text:style-name="P18">&amp;&amp;</text:p>
              </text:list-item>
              <text:list-item>
                <text:p text:style-name="P18">!</text:p>
              </text:list-item>
              <text:list-item>
                <text:p text:style-name="P18">|</text:p>
              </text:list-item>
            </text:list>
          </text:list-item>
        </text:list>
        <text:p text:style-name="P8"/>
        <text:list xml:id="list20540321283948" text:continue-numbering="true" text:style-name="L1">
          <text:list-item>
            <text:p text:style-name="P13">The logical operators have __________ associativity.</text:p>
            <text:list>
              <text:list-item>
                <text:p text:style-name="P18">right-to-left</text:p>
              </text:list-item>
              <text:list-item>
                <text:p text:style-name="P13">left-to-right</text:p>
              </text:list-item>
              <text:list-item>
                <text:p text:style-name="P18">left </text:p>
              </text:list-item>
              <text:list-item>
                <text:p text:style-name="P18">right</text:p>
              </text:list-item>
            </text:list>
          </text:list-item>
        </text:list>
        <text:p text:style-name="P8"/>
        <text:list xml:id="list20540767719776" text:continue-numbering="true" text:style-name="L1">
          <text:list-item>
            <text:p text:style-name="P13">The __________ logical operator works best when testing a number to determine if it is within a range.</text:p>
            <text:list>
              <text:list-item>
                <text:p text:style-name="P19">&amp;&amp;</text:p>
              </text:list-item>
              <text:list-item>
                <text:p text:style-name="P19">!</text:p>
              </text:list-item>
              <text:list-item>
                <text:p text:style-name="P19">| |</text:p>
              </text:list-item>
              <text:list-item>
                <text:p text:style-name="P19">None of the above</text:p>
              </text:list-item>
            </text:list>
          </text:list-item>
        </text:list>
        <text:p text:style-name="P9"/>
        <text:list xml:id="list20540728218610" text:continue-numbering="true" text:style-name="L1">
          <text:list-item>
            <text:p text:style-name="P13">The __________ logical operator works best when testing a number to determine if it is outside a range.</text:p>
            <text:list>
              <text:list-item>
                <text:p text:style-name="P19">| |</text:p>
              </text:list-item>
              <text:list-item>
                <text:p text:style-name="P20">&amp;&amp;</text:p>
              </text:list-item>
              <text:list-item>
                <text:p text:style-name="P20">!</text:p>
              </text:list-item>
              <text:list-item>
                <text:p text:style-name="P20">None of the above</text:p>
              </text:list-item>
            </text:list>
          </text:list-item>
        </text:list>
        <text:p text:style-name="P10"/>
        <text:list xml:id="list20540890219939" text:continue-numbering="true" text:style-name="L1">
          <text:list-item>
            <text:p text:style-name="P13"><text:s/>The scope of a variable is limited to the block in which it is defined.</text:p>
            <text:list>
              <text:list-item>
                <text:p text:style-name="P21">True</text:p>
              </text:list-item>
              <text:list-item>
                <text:p text:style-name="P21">False</text:p>
              </text:list-item>
            </text:list>
          </text:list-item>
        </text:list>
        <text:p text:style-name="P12"/>
        <text:list xml:id="list20540250883575" text:continue-numbering="true" text:style-name="L1">
          <text:list-item>
            <text:p text:style-name="P14">The expression that is tested by a switch statement must have a(n) __________ value.</text:p>
            <text:list>
              <text:list-item>
                <text:p text:style-name="P21">floating point</text:p>
              </text:list-item>
              <text:list-item>
                <text:p text:style-name="P21">string</text:p>
              </text:list-item>
              <text:list-item>
                <text:p text:style-name="P21">boolean</text:p>
              </text:list-item>
              <text:list-item>
                <text:p text:style-name="P21">integer</text:p>
              </text:list-item>
            </text:list>
          </text:list-item>
        </text:list>
        <text:p text:style-name="P11"/>
      </text:section>
      <text:p text:style-name="P2"/>
      <text:section text:style-name="Sect2" text:name="Section2">
        <text:p text:style-name="Standard">Chapter 4 Answers: </text:p>
        <text:list xml:id="list2876282832" text:style-name="L2">
          <text:list-item>
            <text:p>A, Relational </text:p>
          </text:list-item>
          <text:list-item>
            <text:p>B, true or false</text:p>
          </text:list-item>
          <text:list-item>
            <text:p>B, false</text:p>
          </text:list-item>
          <text:list-item>
            <text:p>A, true</text:p>
          </text:list-item>
          <text:list-item>
            <text:p>D, braces { }</text:p>
          </text:list-item>
          <text:list-item>
            <text:p>C, default</text:p>
          </text:list-item>
          <text:list-item>
            <text:p>A, nested</text:p>
          </text:list-item>
          <text:list-item>
            <text:p>C, ! </text:p>
          </text:list-item>
          <text:list-item>
            <text:p>B, left-to-right</text:p>
          </text:list-item>
          <text:list-item>
            <text:p>A, &amp;&amp;</text:p>
          </text:list-item>
          <text:list-item>
            <text:p>B, | | </text:p>
          </text:list-item>
          <text:list-item>
            <text:p><text:s/>A, true</text:p>
          </text:list-item>
          <text:list-item>
            <text:p><text:s/>D, integer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477c" officeooo:paragraph-rsid="000b47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hapter 4 Quiz<text:tab/><text:tab/><text:date style:data-style-name="N37" text:date-value="2017-10-18T02:01:36.619711001" text:fixed="true">10/18/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1:05:54.791417320</meta:creation-date>
    <dc:date>2017-10-18T02:05:39.356847419</dc:date>
    <meta:editing-duration>PT24M6S</meta:editing-duration>
    <meta:editing-cycles>10</meta:editing-cycles>
    <meta:generator>LibreOffice/5.4.2.2.0$Linux_X86_64 LibreOffice_project/40m0$Build-2</meta:generator>
    <meta:document-statistic meta:table-count="0" meta:image-count="0" meta:object-count="0" meta:page-count="1" meta:paragraph-count="77" meta:word-count="389" meta:character-count="1942" meta:non-whitespace-character-count="1683"/>
  </office:meta>
</office:document-meta>
</file>